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DBB6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77BC65" style:repeat-content="false"/>
      <style:paragraph-properties fo:text-align="center"/>
    </style:style>
    <style:style style:name="co1" style:family="table-column">
      <style:table-column-properties fo:break-before="auto" style:column-width="11.4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3" table:number-rows-spanned="1" table:style-name="ce2">
            <text:p>Timelister alpha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Ola W.P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Ola 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tvikling av API-wrapper (11.sep – 14.sep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marbeid planlegging, sette opp git repo, arb.fordeling osv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skusjon/samarbeid/etc (gruppemøter)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psett av recyclerview og adapter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avbar design/funksjonalitet m/fragments+toolbar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loating action button meny</text:p>
          </table:table-cell>
          <table:table-cell table:style-name="ce1"/>
          <table:table-cell office:value-type="float" office:value="2.5" table:style-name="ce1">
            <text:p>2.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amarbeid for å få recyclerviewadapter og fragments inn I navbar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tvikling av AddActivity – integrering av API-wrapper (hente ut info)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å AddActivity til å snakke med recyclerview o.l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lish av recyclerview (riktig implementasjon) mtp AddActivity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Sammenlagt timeantall per pers.</text:p>
          </table:table-cell>
          <table:table-cell office:value-type="float" office:value="17.5" table:formula="of:=SUM([.B6:.B19])" table:style-name="ce1">
            <text:p>17.5</text:p>
          </table:table-cell>
          <table:table-cell office:value-type="float" office:value="15.5" table:formula="of:=SUM([.C6:.C12])" table:style-name="ce1">
            <text:p>15.5</text:p>
          </table:table-cell>
          <table:table-cell office:value-type="float" office:value="21" table:formula="of:=SUM([.D6:.D19])" table:style-name="ce1">
            <text:p>21</text:p>
          </table:table-cell>
          <table:table-cell table:number-columns-repeated="16380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3" table:number-rows-spanned="1" table:style-name="ce3">
            <text:p>Timelister beta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Ola W.P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Ola 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ytte ut lister med én uniform liste m.m (se git commits)</text:p>
          </table:table-cell>
          <table:table-cell table:number-columns-repeated="2" table:style-name="ce1"/>
          <table:table-cell office:value-type="float" office:value="1.5" table:style-name="ce1">
            <text:p>1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gge til funksjonalitet som laster inn info fra lister I AddActivity (m.m)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apter, fragment og layout som gjør det mulig å velge item etter søk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dringer I AddActivity og NG-api for å implementere søkefunskjon</text:p>
          </table:table-cell>
          <table:table-cell table:number-columns-repeated="2" table:style-name="ce1"/>
          <table:table-cell office:value-type="string" table:style-name="ce1">
            <text:p>2t 40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psett og testing av Firebase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mplementering av FirebaseAuth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Ola</dc:creator>
    <meta:creation-date>2018-10-19T15:59:58Z</meta:creation-date>
    <dc:date>2018-11-06T23:26:06Z</dc:date>
    <meta:editing-cycles>3</meta:editing-cycles>
    <meta:editing-duration>PT369S</meta:editing-duration>
  </office:meta>
</office:document-meta>
</file>